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ce1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6.21mm" svg:height="90.06mm" svg:x="250.32mm" svg:y="6.52mm">
            <loext:p/>
            <draw:object draw:notify-on-update-of-ranges="Tabelle1.B2:Tabelle1.B42 Tabelle1.J1:Tabelle1.J1 Tabelle1.J2:Tabelle1.J42 Tabelle1.I1:Tabelle1.I1 Tabelle1.I2:Tabelle1.I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LAP</text:p>
          </table:table-cell>
          <table:table-cell office:value-type="string" calcext:value-type="string">
            <text:p>SA/SDC</text:p>
          </table:table-cell>
          <table:table-cell table:style-name="Default" office:value-type="string" calcext:value-type="string">
            <text:p>Quality</text:p>
          </table:table-cell>
          <table:table-cell office:value-type="string" calcext:value-type="string">
            <text:p># iteration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Iteration increase normalized to quality = 1</text:p>
          </table:table-cell>
          <table:table-cell office:value-type="string" calcext:value-type="string">
            <text:p>Runtime increase normalized to quality = 1</text:p>
          </table:table-cell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office:value-type="float" office:value="1" calcext:value-type="float" table:number-columns-spanned="1" table:number-rows-spanned="10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8.2" calcext:value-type="float">
            <text:p>28,2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34.2" calcext:value-type="float">
            <text:p>34,2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32.4" calcext:value-type="float">
            <text:p>32,4</text:p>
          </table:table-cell>
          <table:covered-table-cell/>
          <table:table-cell office:value-type="float" office:value="10905" calcext:value-type="float">
            <text:p>10905</text:p>
          </table:table-cell>
          <table:table-cell office:value-type="float" office:value="12.11" calcext:value-type="float">
            <text:p>12,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33.3" calcext:value-type="float">
            <text:p>33,3</text:p>
          </table:table-cell>
          <table:covered-table-cell/>
          <table:table-cell office:value-type="float" office:value="5017" calcext:value-type="float">
            <text:p>5017</text:p>
          </table:table-cell>
          <table:table-cell office:value-type="float" office:value="5.81" calcext:value-type="float">
            <text:p>5,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7.4" calcext:value-type="float">
            <text:p>37,4</text:p>
          </table:table-cell>
          <table:covered-table-cell/>
          <table:table-cell office:value-type="float" office:value="421" calcext:value-type="float">
            <text:p>421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1.9" calcext:value-type="float">
            <text:p>31,9</text:p>
          </table:table-cell>
          <table:covered-table-cell/>
          <table:table-cell office:value-type="float" office:value="20494" calcext:value-type="float">
            <text:p>20494</text:p>
          </table:table-cell>
          <table:table-cell office:value-type="float" office:value="29.39" calcext:value-type="float">
            <text:p>29,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50.8" calcext:value-type="float">
            <text:p>50,8</text:p>
          </table:table-cell>
          <table:covered-table-cell/>
          <table:table-cell office:value-type="float" office:value="4251" calcext:value-type="float">
            <text:p>4251</text:p>
          </table:table-cell>
          <table:table-cell office:value-type="float" office:value="9.49" calcext:value-type="float">
            <text:p>9,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COH256Digest-mixColumn-3-238.dot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/>
          <table:table-cell office:value-type="float" office:value="25601" calcext:value-type="float">
            <text:p>25601</text:p>
          </table:table-cell>
          <table:table-cell office:value-type="float" office:value="81.07" calcext:value-type="float">
            <text:p>81,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COH256Digest-compress-839-1065.dot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Default"/>
          <table:table-cell office:value-type="float" office:value="105939" calcext:value-type="float">
            <text:p>105939</text:p>
          </table:table-cell>
          <table:table-cell office:value-type="float" office:value="398.63" calcext:value-type="float">
            <text:p>398,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COH256Digest-AES2RoundsAll-2-666.dot</text:p>
          </table:table-cell>
          <table:table-cell office:value-type="float" office:value="179" calcext:value-type="float">
            <text:p>179</text:p>
          </table:table-cell>
          <table:table-cell office:value-type="float" office:value="262.3" calcext:value-type="float">
            <text:p>262,3</text:p>
          </table:table-cell>
          <table:table-cell office:value-type="float" office:value="174.4" calcext:value-type="float">
            <text:p>174,4</text:p>
          </table:table-cell>
          <table:table-cell/>
          <table:table-cell table:style-name="Default"/>
          <table:table-cell office:value-type="float" office:value="175567" calcext:value-type="float">
            <text:p>175567</text:p>
          </table:table-cell>
          <table:table-cell office:value-type="float" office:value="2733.6" calcext:value-type="float">
            <text:p>2733,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office:value-type="float" office:value="5" calcext:value-type="float" table:number-columns-spanned="1" table:number-rows-spanned="10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,04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covered-table-cell/>
          <table:table-cell office:value-type="float" office:value="68" calcext:value-type="float">
            <text:p>68</text:p>
          </table:table-cell>
          <table:table-cell office:value-type="float" office:value="0.07" calcext:value-type="float">
            <text:p>0,07</text:p>
          </table:table-cell>
          <table:table-cell office:value-type="float" office:value="4.53333333333333" calcext:value-type="float">
            <text:p>4,5333333333333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covered-table-cell/>
          <table:table-cell office:value-type="float" office:value="81" calcext:value-type="float">
            <text:p>81</text:p>
          </table:table-cell>
          <table:table-cell office:value-type="float" office:value="0.08" calcext:value-type="float">
            <text:p>0,08</text:p>
          </table:table-cell>
          <table:table-cell office:value-type="float" office:value="4.76470588235294" calcext:value-type="float">
            <text:p>4,76470588235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5.1" calcext:value-type="float">
            <text:p>25,1</text:p>
          </table:table-cell>
          <table:covered-table-cell/>
          <table:table-cell office:value-type="float" office:value="4137" calcext:value-type="float">
            <text:p>4137</text:p>
          </table:table-cell>
          <table:table-cell office:value-type="float" office:value="3.26" calcext:value-type="float">
            <text:p>3,26</text:p>
          </table:table-cell>
          <table:table-cell office:value-type="float" office:value="206.85" calcext:value-type="float">
            <text:p>206,85</text:p>
          </table:table-cell>
          <table:table-cell office:value-type="float" office:value="108.666666666667" calcext:value-type="float">
            <text:p>108,666666666667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21.8" calcext:value-type="float">
            <text:p>21,8</text:p>
          </table:table-cell>
          <table:covered-table-cell/>
          <table:table-cell office:value-type="float" office:value="7591" calcext:value-type="float">
            <text:p>7591</text:p>
          </table:table-cell>
          <table:table-cell office:value-type="float" office:value="6.37" calcext:value-type="float">
            <text:p>6,37</text:p>
          </table:table-cell>
          <table:table-cell office:value-type="float" office:value="89.3058823529412" calcext:value-type="float">
            <text:p>89,3058823529412</text:p>
          </table:table-cell>
          <table:table-cell office:value-type="float" office:value="57.9090909090909" calcext:value-type="float">
            <text:p>57,9090909090909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22.4" calcext:value-type="float">
            <text:p>22,4</text:p>
          </table:table-cell>
          <table:covered-table-cell/>
          <table:table-cell office:value-type="float" office:value="58291" calcext:value-type="float">
            <text:p>58291</text:p>
          </table:table-cell>
          <table:table-cell office:value-type="float" office:value="64.11" calcext:value-type="float">
            <text:p>64,11</text:p>
          </table:table-cell>
          <table:table-cell office:value-type="float" office:value="5.34534617148097" calcext:value-type="float">
            <text:p>5,34534617148097</text:p>
          </table:table-cell>
          <table:table-cell office:value-type="float" office:value="5.29397192402973" calcext:value-type="float">
            <text:p>5,29397192402973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24.3" calcext:value-type="float">
            <text:p>24,3</text:p>
          </table:table-cell>
          <table:covered-table-cell/>
          <table:table-cell office:value-type="float" office:value="13121" calcext:value-type="float">
            <text:p>13121</text:p>
          </table:table-cell>
          <table:table-cell office:value-type="float" office:value="14.65" calcext:value-type="float">
            <text:p>14,65</text:p>
          </table:table-cell>
          <table:table-cell office:value-type="float" office:value="2.61530795295994" calcext:value-type="float">
            <text:p>2,61530795295994</text:p>
          </table:table-cell>
          <table:table-cell office:value-type="float" office:value="2.52151462994836" calcext:value-type="float">
            <text:p>2,52151462994836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2.4" calcext:value-type="float">
            <text:p>32,4</text:p>
          </table:table-cell>
          <table:covered-table-cell/>
          <table:table-cell office:value-type="float" office:value="13881" calcext:value-type="float">
            <text:p>13881</text:p>
          </table:table-cell>
          <table:table-cell office:value-type="float" office:value="18.84" calcext:value-type="float">
            <text:p>18,84</text:p>
          </table:table-cell>
          <table:table-cell office:value-type="float" office:value="32.9714964370546" calcext:value-type="float">
            <text:p>32,9714964370546</text:p>
          </table:table-cell>
          <table:table-cell office:value-type="float" office:value="30.8852459016393" calcext:value-type="float">
            <text:p>30,8852459016393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0.5" calcext:value-type="float">
            <text:p>30,5</text:p>
          </table:table-cell>
          <table:covered-table-cell/>
          <table:table-cell office:value-type="float" office:value="82216" calcext:value-type="float">
            <text:p>82216</text:p>
          </table:table-cell>
          <table:table-cell office:value-type="float" office:value="113.38" calcext:value-type="float">
            <text:p>113,38</text:p>
          </table:table-cell>
          <table:table-cell office:value-type="float" office:value="4.01171074460818" calcext:value-type="float">
            <text:p>4,01171074460818</text:p>
          </table:table-cell>
          <table:table-cell office:value-type="float" office:value="3.85777475331745" calcext:value-type="float">
            <text:p>3,85777475331745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37.7" calcext:value-type="float">
            <text:p>37,7</text:p>
          </table:table-cell>
          <table:covered-table-cell/>
          <table:table-cell office:value-type="float" office:value="24622" calcext:value-type="float">
            <text:p>24622</text:p>
          </table:table-cell>
          <table:table-cell office:value-type="float" office:value="54" calcext:value-type="float">
            <text:p>54</text:p>
          </table:table-cell>
          <table:table-cell office:value-type="float" office:value="5.79204892966361" calcext:value-type="float">
            <text:p>5,79204892966361</text:p>
          </table:table-cell>
          <table:table-cell office:value-type="float" office:value="5.69020021074816" calcext:value-type="float">
            <text:p>5,69020021074816</text:p>
          </table:table-cell>
        </table:table-row>
        <table:table-row table:style-name="ro1">
          <table:table-cell table:style-name="ce2" office:value-type="string" calcext:value-type="string">
            <text:p>ECOH256Digest-mixColumn-3-238.dot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/>
          <table:table-cell office:value-type="float" office:value="67841" calcext:value-type="float">
            <text:p>67841</text:p>
          </table:table-cell>
          <table:table-cell office:value-type="float" office:value="212.79" calcext:value-type="float">
            <text:p>212,79</text:p>
          </table:table-cell>
          <table:table-cell table:formula="of:=[.G26]/[.G12]" office:value-type="float" office:value="2.6499355493926" calcext:value-type="float">
            <text:p>2,6499355493926</text:p>
          </table:table-cell>
          <table:table-cell table:formula="of:=[.H26]/[.H12]" office:value-type="float" office:value="2.62476871839151" calcext:value-type="float">
            <text:p>2,62476871839151</text:p>
          </table:table-cell>
        </table:table-row>
        <table:table-row table:style-name="ro1">
          <table:table-cell table:style-name="ce2" office:value-type="string" calcext:value-type="string">
            <text:p>ECOH256Digest-compress-839-1065.dot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Default"/>
          <table:table-cell office:value-type="float" office:value="483001" calcext:value-type="float">
            <text:p>483001</text:p>
          </table:table-cell>
          <table:table-cell office:value-type="float" office:value="1829.61" calcext:value-type="float">
            <text:p>1829,61</text:p>
          </table:table-cell>
          <table:table-cell table:formula="of:=[.G27]/[.G13]" office:value-type="float" office:value="4.55923691935925" calcext:value-type="float">
            <text:p>4,55923691935925</text:p>
          </table:table-cell>
          <table:table-cell table:formula="of:=[.H27]/[.H13]" office:value-type="float" office:value="4.58974487620099" calcext:value-type="float">
            <text:p>4,58974487620099</text:p>
          </table:table-cell>
        </table:table-row>
        <table:table-row table:style-name="ro1">
          <table:table-cell table:style-name="ce2" office:value-type="string" calcext:value-type="string">
            <text:p>ECOH256Digest-AES2RoundsAll-2-666.dot</text:p>
          </table:table-cell>
          <table:table-cell office:value-type="float" office:value="179" calcext:value-type="float">
            <text:p>179</text:p>
          </table:table-cell>
          <table:table-cell office:value-type="float" office:value="262.3" calcext:value-type="float">
            <text:p>262,3</text:p>
          </table:table-cell>
          <table:table-cell office:value-type="float" office:value="174.4" calcext:value-type="float">
            <text:p>174,4</text:p>
          </table:table-cell>
          <table:table-cell/>
          <table:table-cell table:style-name="Default"/>
          <table:table-cell office:value-type="float" office:value="1129857" calcext:value-type="float">
            <text:p>1129857</text:p>
          </table:table-cell>
          <table:table-cell office:value-type="float" office:value="17019.78" calcext:value-type="float">
            <text:p>17019,78</text:p>
          </table:table-cell>
          <table:table-cell table:formula="of:=[.G28]/[.G14]" office:value-type="float" office:value="6.43547477601144" calcext:value-type="float">
            <text:p>6,43547477601144</text:p>
          </table:table-cell>
          <table:table-cell table:formula="of:=[.H28]/[.H14]" office:value-type="float" office:value="6.22614135206321" calcext:value-type="float">
            <text:p>6,2261413520632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 table:number-columns-spanned="1" table:number-rows-spanned="10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,08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covered-table-cell/>
          <table:table-cell office:value-type="float" office:value="135" calcext:value-type="float">
            <text:p>135</text:p>
          </table:table-cell>
          <table:table-cell office:value-type="float" office:value="0.13" calcext:value-type="float">
            <text:p>0,13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covered-table-cell/>
          <table:table-cell office:value-type="float" office:value="161" calcext:value-type="float">
            <text:p>161</text:p>
          </table:table-cell>
          <table:table-cell office:value-type="float" office:value="0.16" calcext:value-type="float">
            <text:p>0,16</text:p>
          </table:table-cell>
          <table:table-cell office:value-type="float" office:value="9.47058823529412" calcext:value-type="float">
            <text:p>9,470588235294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8.2" calcext:value-type="float">
            <text:p>28,2</text:p>
          </table:table-cell>
          <table:covered-table-cell/>
          <table:table-cell office:value-type="float" office:value="377" calcext:value-type="float">
            <text:p>377</text:p>
          </table:table-cell>
          <table:table-cell office:value-type="float" office:value="0.35" calcext:value-type="float">
            <text:p>0,35</text:p>
          </table:table-cell>
          <table:table-cell office:value-type="float" office:value="18.85" calcext:value-type="float">
            <text:p>18,85</text:p>
          </table:table-cell>
          <table:table-cell office:value-type="float" office:value="11.6666666666667" calcext:value-type="float">
            <text:p>11,6666666666667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21.8" calcext:value-type="float">
            <text:p>21,8</text:p>
          </table:table-cell>
          <table:covered-table-cell/>
          <table:table-cell office:value-type="float" office:value="11001" calcext:value-type="float">
            <text:p>11001</text:p>
          </table:table-cell>
          <table:table-cell office:value-type="float" office:value="9.13" calcext:value-type="float">
            <text:p>9,13</text:p>
          </table:table-cell>
          <table:table-cell office:value-type="float" office:value="129.423529411765" calcext:value-type="float">
            <text:p>129,4235294117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31.4" calcext:value-type="float">
            <text:p>31,4</text:p>
          </table:table-cell>
          <table:covered-table-cell/>
          <table:table-cell office:value-type="float" office:value="175161" calcext:value-type="float">
            <text:p>175161</text:p>
          </table:table-cell>
          <table:table-cell office:value-type="float" office:value="194.06" calcext:value-type="float">
            <text:p>194,06</text:p>
          </table:table-cell>
          <table:table-cell office:value-type="float" office:value="16.0624484181568" calcext:value-type="float">
            <text:p>16,0624484181568</text:p>
          </table:table-cell>
          <table:table-cell office:value-type="float" office:value="16.0247729149463" calcext:value-type="float">
            <text:p>16,0247729149463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22.9" calcext:value-type="float">
            <text:p>22,9</text:p>
          </table:table-cell>
          <table:covered-table-cell/>
          <table:table-cell office:value-type="float" office:value="108076" calcext:value-type="float">
            <text:p>108076</text:p>
          </table:table-cell>
          <table:table-cell office:value-type="float" office:value="120.56" calcext:value-type="float">
            <text:p>120,56</text:p>
          </table:table-cell>
          <table:table-cell office:value-type="float" office:value="21.5419573450269" calcext:value-type="float">
            <text:p>21,5419573450269</text:p>
          </table:table-cell>
          <table:table-cell office:value-type="float" office:value="20.750430292599" calcext:value-type="float">
            <text:p>20,750430292599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0.4" calcext:value-type="float">
            <text:p>30,4</text:p>
          </table:table-cell>
          <table:covered-table-cell/>
          <table:table-cell office:value-type="float" office:value="28414" calcext:value-type="float">
            <text:p>28414</text:p>
          </table:table-cell>
          <table:table-cell office:value-type="float" office:value="38.14" calcext:value-type="float">
            <text:p>38,14</text:p>
          </table:table-cell>
          <table:table-cell office:value-type="float" office:value="67.4916864608076" calcext:value-type="float">
            <text:p>67,4916864608076</text:p>
          </table:table-cell>
          <table:table-cell office:value-type="float" office:value="62.5245901639344" calcext:value-type="float">
            <text:p>62,5245901639344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0.5" calcext:value-type="float">
            <text:p>30,5</text:p>
          </table:table-cell>
          <table:covered-table-cell/>
          <table:table-cell office:value-type="float" office:value="144181" calcext:value-type="float">
            <text:p>144181</text:p>
          </table:table-cell>
          <table:table-cell office:value-type="float" office:value="185.55" calcext:value-type="float">
            <text:p>185,55</text:p>
          </table:table-cell>
          <table:table-cell office:value-type="float" office:value="7.03527861813214" calcext:value-type="float">
            <text:p>7,03527861813214</text:p>
          </table:table-cell>
          <table:table-cell office:value-type="float" office:value="6.31337189520245" calcext:value-type="float">
            <text:p>6,31337189520245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33.2" calcext:value-type="float">
            <text:p>33,2</text:p>
          </table:table-cell>
          <table:covered-table-cell/>
          <table:table-cell office:value-type="float" office:value="101821" calcext:value-type="float">
            <text:p>101821</text:p>
          </table:table-cell>
          <table:table-cell office:value-type="float" office:value="218.61" calcext:value-type="float">
            <text:p>218,61</text:p>
          </table:table-cell>
          <table:table-cell office:value-type="float" office:value="23.9522465302282" calcext:value-type="float">
            <text:p>23,9522465302282</text:p>
          </table:table-cell>
          <table:table-cell office:value-type="float" office:value="23.0358271865121" calcext:value-type="float">
            <text:p>23,0358271865121</text:p>
          </table:table-cell>
        </table:table-row>
        <table:table-row table:style-name="ro1">
          <table:table-cell table:style-name="ce2" office:value-type="string" calcext:value-type="string">
            <text:p>ECOH256Digest-mixColumn-3-238.dot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/>
          <table:table-cell office:value-type="float" office:value="117761" calcext:value-type="float">
            <text:p>117761</text:p>
          </table:table-cell>
          <table:table-cell office:value-type="float" office:value="368.56" calcext:value-type="float">
            <text:p>368,56</text:p>
          </table:table-cell>
          <table:table-cell table:formula="of:=[.G40]/[.G12]" office:value-type="float" office:value="4.59985938049295" calcext:value-type="float">
            <text:p>4,59985938049295</text:p>
          </table:table-cell>
          <table:table-cell table:formula="of:=[.H40]/[.H12]" office:value-type="float" office:value="4.5461946466017" calcext:value-type="float">
            <text:p>4,5461946466017</text:p>
          </table:table-cell>
        </table:table-row>
        <table:table-row table:style-name="ro1">
          <table:table-cell table:style-name="ce2" office:value-type="string" calcext:value-type="string">
            <text:p>ECOH256Digest-compress-839-1065.dot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Default"/>
          <table:table-cell office:value-type="float" office:value="1030401" calcext:value-type="float">
            <text:p>1030401</text:p>
          </table:table-cell>
          <table:table-cell office:value-type="float" office:value="3957.26" calcext:value-type="float">
            <text:p>3957,26</text:p>
          </table:table-cell>
          <table:table-cell table:formula="of:=[.G41]/[.G13]" office:value-type="float" office:value="9.72636139665279" calcext:value-type="float">
            <text:p>9,72636139665279</text:p>
          </table:table-cell>
          <table:table-cell table:formula="of:=[.H41]/[.H13]" office:value-type="float" office:value="9.92715049042972" calcext:value-type="float">
            <text:p>9,92715049042972</text:p>
          </table:table-cell>
        </table:table-row>
        <table:table-row table:style-name="ro1">
          <table:table-cell table:style-name="ce2" office:value-type="string" calcext:value-type="string">
            <text:p>ECOH256Digest-AES2RoundsAll-2-666.dot</text:p>
          </table:table-cell>
          <table:table-cell office:value-type="float" office:value="179" calcext:value-type="float">
            <text:p>179</text:p>
          </table:table-cell>
          <table:table-cell office:value-type="float" office:value="262.3" calcext:value-type="float">
            <text:p>262,3</text:p>
          </table:table-cell>
          <table:table-cell office:value-type="float" office:value="174.4" calcext:value-type="float">
            <text:p>174,4</text:p>
          </table:table-cell>
          <table:table-cell/>
          <table:table-cell table:style-name="Default"/>
          <table:table-cell office:value-type="float" office:value="2209273" calcext:value-type="float">
            <text:p>2209273</text:p>
          </table:table-cell>
          <table:table-cell office:value-type="float" office:value="33624.76" calcext:value-type="float">
            <text:p>33624,76</text:p>
          </table:table-cell>
          <table:table-cell table:formula="of:=[.G42]/[.G14]" office:value-type="float" office:value="12.5836461293979" calcext:value-type="float">
            <text:p>12,5836461293979</text:p>
          </table:table-cell>
          <table:table-cell table:formula="of:=[.H42]/[.H14]" office:value-type="float" office:value="12.3005414105941" calcext:value-type="float">
            <text:p>12,3005414105941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COH256Digest-AES2RoundsAll-2-666.dot</text:p>
          </table:table-cell>
          <table:table-cell table:style-name="Default"/>
          <table:table-cell table:number-columns-repeated="4"/>
        </table:table-row>
      </table:table>
      <table:table table:name="Tabelle2" table:style-name="ta1">
        <table:shapes>
          <draw:frame draw:z-index="0" draw:style-name="gr1" draw:text-style-name="P1" svg:width="159.99mm" svg:height="89.99mm" svg:x="169.11mm" svg:y="19.56mm">
            <loext:p/>
            <draw:object draw:notify-on-update-of-ranges="Tabelle2.B2:Tabelle2.B14 Tabelle2.C1:Tabelle2.C1 Tabelle2.C2:Tabelle2.C14 Tabelle2.D1:Tabelle2.D1 Tabelle2.D2:Tabelle2.D14 Tabelle2.E1:Tabelle2.E1 Tabelle2.E2:Tabelle2.E14 Tabelle2.F1:Tabelle2.F1 Tabelle2.F2:Tabelle2.F14 Tabelle2.G1:Tabelle2.G1 Tabelle2.G2:Tabelle2.G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LAP</text:p>
          </table:table-cell>
          <table:table-cell office:value-type="string" calcext:value-type="string">
            <text:p>SA/SDC Q1</text:p>
          </table:table-cell>
          <table:table-cell table:style-name="Default" office:value-type="string" calcext:value-type="string">
            <text:p>SA/SDC Q5</text:p>
          </table:table-cell>
          <table:table-cell table:style-name="Default" office:value-type="string" calcext:value-type="string">
            <text:p>SA/SDC Q10</text:p>
          </table:table-cell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table:number-columns-repeated="2" table:style-name="Default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table-cell table:number-columns-repeated="2" table:style-name="Default"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table-cell table:number-columns-repeated="2" table:style-name="Default"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8.2" calcext:value-type="float">
            <text:p>28,2</text:p>
          </table:table-cell>
          <table:table-cell table:style-name="Default" office:value-type="float" office:value="25.1" calcext:value-type="float">
            <text:p>25,1</text:p>
          </table:table-cell>
          <table:table-cell table:style-name="Default" office:value-type="float" office:value="28.2" calcext:value-type="float">
            <text:p>28,2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34.2" calcext:value-type="float">
            <text:p>34,2</text:p>
          </table:table-cell>
          <table:table-cell table:number-columns-repeated="2" table:style-name="Default" office:value-type="float" office:value="21.8" calcext:value-type="float">
            <text:p>21,8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32.4" calcext:value-type="float">
            <text:p>32,4</text:p>
          </table:table-cell>
          <table:table-cell table:style-name="Default" office:value-type="float" office:value="22.4" calcext:value-type="float">
            <text:p>22,4</text:p>
          </table:table-cell>
          <table:table-cell table:style-name="Default"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33.3" calcext:value-type="float">
            <text:p>33,3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22.9" calcext:value-type="float">
            <text:p>22,9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7.4" calcext:value-type="float">
            <text:p>37,4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1.9" calcext:value-type="float">
            <text:p>31,9</text:p>
          </table:table-cell>
          <table:table-cell table:number-columns-repeated="2" table:style-name="Default" office:value-type="float" office:value="30.5" calcext:value-type="float">
            <text:p>30,5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50.8" calcext:value-type="float">
            <text:p>50,8</text:p>
          </table:table-cell>
          <table:table-cell table:style-name="Default" office:value-type="float" office:value="37.7" calcext:value-type="float">
            <text:p>37,7</text:p>
          </table:table-cell>
          <table:table-cell table:style-name="Default" office:value-type="float" office:value="33.2" calcext:value-type="float">
            <text:p>33,2</text:p>
          </table:table-cell>
        </table:table-row>
        <table:table-row table:style-name="ro1">
          <table:table-cell table:style-name="ce2" office:value-type="string" calcext:value-type="string">
            <text:p>ECOH256Digest-mixColumn-3-238.dot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Default" office:value-type="float" office:value="36.4" calcext:value-type="float">
            <text:p>36,4</text:p>
          </table:table-cell>
        </table:table-row>
        <table:table-row table:style-name="ro1">
          <table:table-cell table:style-name="ce2" office:value-type="string" calcext:value-type="string">
            <text:p>ECOH256Digest-compress-839-1065.dot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ECOH256Digest-AES2RoundsAll-2-666.dot</text:p>
          </table:table-cell>
          <table:table-cell office:value-type="float" office:value="179" calcext:value-type="float">
            <text:p>179</text:p>
          </table:table-cell>
          <table:table-cell office:value-type="float" office:value="262.3" calcext:value-type="float">
            <text:p>262,3</text:p>
          </table:table-cell>
          <table:table-cell office:value-type="float" office:value="174.4" calcext:value-type="float">
            <text:p>174,4</text:p>
          </table:table-cell>
          <table:table-cell office:value-type="float" office:value="58.1" calcext:value-type="float">
            <text:p>58,1</text:p>
          </table:table-cell>
          <table:table-cell table:number-columns-repeated="2" office:value-type="float" office:value="53.1" calcext:value-type="float">
            <text:p>53,1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abelle1.A2:Tabelle1.J3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.00.0000</text:date>, <text:time style:data-style-name="N2" text:time-value="16:00:45.5422715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0:32:12.672327946</meta:creation-date>
    <dc:date>2018-01-08T16:29:18.359486188</dc:date>
    <meta:editing-duration>PT22M39S</meta:editing-duration>
    <meta:editing-cycles>8</meta:editing-cycles>
    <meta:generator>LibreOffice/5.4.2.2$Linux_X86_64 LibreOffice_project/40m0$Build-2</meta:generator>
    <meta:document-statistic meta:table-count="2" meta:cell-count="4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22cm" svg:height="9.007cm" xlink:href=".." xlink:type="simple" chart:class="chart:bar" chart:column-mapping="1 0" chart:style-name="ch1">
        <chart:legend svg:x="2.72cm" svg:y="0.161cm" style:legend-expansion="custom" chartooo:width="8.28cm" chartooo:height="1.242cm" style:legend-expansion-aspect-ratio="6.66666666666667" chart:style-name="ch2"/>
        <chart:plot-area chart:style-name="ch3" table:cell-range-address="Tabelle1.B2:Tabelle1.B42 Tabelle1.I1:Tabelle1.J42" chart:data-source-has-labels="both" svg:x="0.471cm" svg:y="0.146cm" svg:width="12.878cm" svg:height="8.326cm">
          <chartooo:coordinate-region svg:x="1.527cm" svg:y="0.349cm" svg:width="11.822cm" svg:height="7.339cm"/>
          <chart:axis chart:dimension="x" chart:name="primary-x" chart:style-name="ch4" chartooo:axis-type="text">
            <chart:title svg:x="2.611cm" svg:y="8.32cm" chart:style-name="ch5">
              <text:p>Quality 1                            Quality 5                            Quality 10</text:p>
            </chart:title>
            <chart:categories table:cell-range-address="Tabelle1.B2:Tabelle1.B4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Tabelle1.J2:Tabelle1.J42" chart:label-cell-address="Tabelle1.J1:Tabelle1.J1" chart:class="chart:bar">
            <chart:data-point chart:repeated="11"/>
            <chart:data-point chart:style-name="ch10"/>
            <chart:data-point chart:repeated="29"/>
          </chart:series>
          <chart:series chart:style-name="ch11" chart:values-cell-range-address="Tabelle1.I2:Tabelle1.I42" chart:label-cell-address="Tabelle1.I1:Tabelle1.I1" chart:class="chart:ba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increase normalized to quality = 1</text:p>
                <draw:g>
                  <svg:desc>Tabelle1.J1:Tabelle1.J1</svg:desc>
                </draw:g>
              </table:table-cell>
              <table:table-cell office:value-type="string">
                <text:p>Iteration increase normalized to quality = 1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abelle1.B2:Tabelle1.B42</svg:desc>
                </draw:g>
              </table:table-cell>
              <table:table-cell office:value-type="float" office:value="1">
                <text:p>1</text:p>
                <draw:g>
                  <svg:desc>Tabelle1.J2:Tabelle1.J42</svg:desc>
                </draw:g>
              </table:table-cell>
              <table:table-cell office:value-type="float" office:value="1">
                <text:p>1</text:p>
                <draw:g>
                  <svg:desc>Tabelle1.I2:Tabelle1.I4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206.85">
                <text:p>206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.9090909090909">
                <text:p>57.9090909090909</text:p>
              </table:table-cell>
              <table:table-cell office:value-type="float" office:value="89.3058823529412">
                <text:p>89.30588235294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29397192402973">
                <text:p>5.29397192402973</text:p>
              </table:table-cell>
              <table:table-cell office:value-type="float" office:value="5.34534617148097">
                <text:p>5.345346171480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52151462994836">
                <text:p>2.52151462994836</text:p>
              </table:table-cell>
              <table:table-cell office:value-type="float" office:value="2.61530795295994">
                <text:p>2.615307952959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.8852459016393">
                <text:p>30.8852459016393</text:p>
              </table:table-cell>
              <table:table-cell office:value-type="float" office:value="32.9714964370546">
                <text:p>32.97149643705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85777475331745">
                <text:p>3.85777475331745</text:p>
              </table:table-cell>
              <table:table-cell office:value-type="float" office:value="4.01171074460818">
                <text:p>4.011710744608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.69020021074816">
                <text:p>5.69020021074816</text:p>
              </table:table-cell>
              <table:table-cell office:value-type="float" office:value="5.79204892966361">
                <text:p>5.792048929663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2476871839151">
                <text:p>2.62476871839151</text:p>
              </table:table-cell>
              <table:table-cell office:value-type="float" office:value="2.6499355493926">
                <text:p>2.64993554939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58974487620099">
                <text:p>4.58974487620099</text:p>
              </table:table-cell>
              <table:table-cell office:value-type="float" office:value="4.55923691935925">
                <text:p>4.5592369193592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.22614135206321">
                <text:p>6.22614135206321</text:p>
              </table:table-cell>
              <table:table-cell office:value-type="float" office:value="6.43547477601144">
                <text:p>6.43547477601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7058823529412">
                <text:p>9.470588235294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29.423529411765">
                <text:p>129.4235294117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.0247729149463">
                <text:p>16.0247729149463</text:p>
              </table:table-cell>
              <table:table-cell office:value-type="float" office:value="16.0624484181568">
                <text:p>16.06244841815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.750430292599">
                <text:p>20.750430292599</text:p>
              </table:table-cell>
              <table:table-cell office:value-type="float" office:value="21.5419573450269">
                <text:p>21.54195734502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2.5245901639344">
                <text:p>62.5245901639344</text:p>
              </table:table-cell>
              <table:table-cell office:value-type="float" office:value="67.4916864608076">
                <text:p>67.49168646080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31337189520245">
                <text:p>6.31337189520245</text:p>
              </table:table-cell>
              <table:table-cell office:value-type="float" office:value="7.03527861813214">
                <text:p>7.035278618132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3.0358271865121">
                <text:p>23.0358271865121</text:p>
              </table:table-cell>
              <table:table-cell office:value-type="float" office:value="23.9522465302282">
                <text:p>23.95224653022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5461946466017">
                <text:p>4.5461946466017</text:p>
              </table:table-cell>
              <table:table-cell office:value-type="float" office:value="4.59985938049295">
                <text:p>4.599859380492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.92715049042972">
                <text:p>9.92715049042972</text:p>
              </table:table-cell>
              <table:table-cell office:value-type="float" office:value="9.72636139665279">
                <text:p>9.7263613966527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2.3005414105941">
                <text:p>12.3005414105941</text:p>
              </table:table-cell>
              <table:table-cell office:value-type="float" office:value="12.5836461293979">
                <text:p>12.5836461293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d1f63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68005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45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44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04e4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153cm" svg:y="1.14cm" style:legend-expansion="custom" chartooo:width="2.611cm" chartooo:height="2.47cm" style:legend-expansion-aspect-ratio="1.05708502024292" chart:style-name="ch2"/>
        <chart:plot-area chart:style-name="ch3" table:cell-range-address="Tabelle2.B1:Tabelle2.G14" chart:data-source-has-labels="both" svg:x="0.44cm" svg:y="0.16cm" svg:width="15.233cm" svg:height="8.334cm">
          <chartooo:coordinate-region svg:x="1.295cm" svg:y="0.363cm" svg:width="14.378cm" svg:height="7.479cm"/>
          <chart:axis chart:dimension="x" chart:name="primary-x" chart:style-name="ch4" chartooo:axis-type="auto">
            <chartooo:date-scale/>
            <chart:title svg:x="6.774cm" svg:y="8.472cm" chart:style-name="ch5">
              <text:p>number of nodes</text:p>
            </chart:title>
            <chart:categories table:cell-range-address="Tabelle2.B2:Tabelle2.B14"/>
          </chart:axis>
          <chart:axis chart:dimension="y" chart:name="primary-y" chart:style-name="ch6">
            <chart:title svg:x="0.001cm" svg:y="5.327cm" chart:style-name="ch7">
              <text:p>cost function</text:p>
            </chart:title>
            <chart:grid chart:style-name="ch8" chart:class="major"/>
          </chart:axis>
          <chart:series chart:style-name="ch9" chart:values-cell-range-address="Tabelle2.C2:Tabelle2.C14" chart:label-cell-address="Tabelle2.C1:Tabelle2.C1" chart:class="chart:bar">
            <chart:data-point chart:repeated="3"/>
            <chart:data-point chart:style-name="ch10"/>
            <chart:data-point chart:repeated="9"/>
          </chart:series>
          <chart:series chart:style-name="ch11" chart:values-cell-range-address="Tabelle2.D2:Tabelle2.D14" chart:label-cell-address="Tabelle2.D1:Tabelle2.D1" chart:class="chart:bar">
            <chart:data-point chart:repeated="13"/>
          </chart:series>
          <chart:series chart:style-name="ch12" chart:values-cell-range-address="Tabelle2.E2:Tabelle2.E14" chart:label-cell-address="Tabelle2.E1:Tabelle2.E1" chart:class="chart:bar">
            <chart:data-point chart:repeated="13"/>
          </chart:series>
          <chart:series chart:style-name="ch13" chart:values-cell-range-address="Tabelle2.F2:Tabelle2.F14" chart:label-cell-address="Tabelle2.F1:Tabelle2.F1" chart:class="chart:bar">
            <chart:data-point chart:repeated="13"/>
          </chart:series>
          <chart:series chart:style-name="ch14" chart:values-cell-range-address="Tabelle2.G2:Tabelle2.G14" chart:label-cell-address="Tabelle2.G1:Tabelle2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  <draw:g>
                  <svg:desc>Tabelle2.C1:Tabelle2.C1</svg:desc>
                </draw:g>
              </table:table-cell>
              <table:table-cell office:value-type="string">
                <text:p>ALAP</text:p>
                <draw:g>
                  <svg:desc>Tabelle2.D1:Tabelle2.D1</svg:desc>
                </draw:g>
              </table:table-cell>
              <table:table-cell office:value-type="string">
                <text:p>SA/SDC Q1</text:p>
                <draw:g>
                  <svg:desc>Tabelle2.E1:Tabelle2.E1</svg:desc>
                </draw:g>
              </table:table-cell>
              <table:table-cell office:value-type="string">
                <text:p>SA/SDC Q5</text:p>
                <draw:g>
                  <svg:desc>Tabelle2.F1:Tabelle2.F1</svg:desc>
                </draw:g>
              </table:table-cell>
              <table:table-cell office:value-type="string">
                <text:p>SA/SDC Q10</text:p>
                <draw:g>
                  <svg:desc>Tabelle2.G1:Tabelle2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abelle2.B2:Tabelle2.B14</svg:desc>
                </draw:g>
              </table:table-cell>
              <table:table-cell office:value-type="float" office:value="13.5">
                <text:p>13.5</text:p>
                <draw:g>
                  <svg:desc>Tabelle2.C2:Tabelle2.C14</svg:desc>
                </draw:g>
              </table:table-cell>
              <table:table-cell office:value-type="float" office:value="13.5">
                <text:p>13.5</text:p>
                <draw:g>
                  <svg:desc>Tabelle2.D2:Tabelle2.D14</svg:desc>
                </draw:g>
              </table:table-cell>
              <table:table-cell office:value-type="float" office:value="22.5">
                <text:p>22.5</text:p>
                <draw:g>
                  <svg:desc>Tabelle2.E2:Tabelle2.E14</svg:desc>
                </draw:g>
              </table:table-cell>
              <table:table-cell office:value-type="float" office:value="22.5">
                <text:p>22.5</text:p>
                <draw:g>
                  <svg:desc>Tabelle2.F2:Tabelle2.F14</svg:desc>
                </draw:g>
              </table:table-cell>
              <table:table-cell office:value-type="float" office:value="22.5">
                <text:p>22.5</text:p>
                <draw:g>
                  <svg:desc>Tabelle2.G2:Tabelle2.G14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4">
                <text:p>25.4</text:p>
              </table:table-cell>
              <table:table-cell office:value-type="float" office:value="26.4">
                <text:p>26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1">
                <text:p>26.1</text:p>
              </table:table-cell>
              <table:table-cell office:value-type="float" office:value="27.2">
                <text:p>27.2</text:p>
              </table:table-cell>
              <table:table-cell office:value-type="float" office:value="28.2">
                <text:p>28.2</text:p>
              </table:table-cell>
              <table:table-cell office:value-type="float" office:value="25.1">
                <text:p>25.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">
                <text:p>23.8</text:p>
              </table:table-cell>
              <table:table-cell office:value-type="float" office:value="23.8">
                <text:p>23.8</text:p>
              </table:table-cell>
              <table:table-cell office:value-type="float" office:value="34.2">
                <text:p>34.2</text:p>
              </table:table-cell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.4">
                <text:p>57.4</text:p>
              </table:table-cell>
              <table:table-cell office:value-type="float" office:value="58.4">
                <text:p>58.4</text:p>
              </table:table-cell>
              <table:table-cell office:value-type="float" office:value="32.4">
                <text:p>32.4</text:p>
              </table:table-cell>
              <table:table-cell office:value-type="float" office:value="22.4">
                <text:p>22.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8">
                <text:p>44.8</text:p>
              </table:table-cell>
              <table:table-cell office:value-type="float" office:value="40">
                <text:p>40</text:p>
              </table:table-cell>
              <table:table-cell office:value-type="float" office:value="33.3">
                <text:p>33.3</text:p>
              </table:table-cell>
              <table:table-cell office:value-type="float" office:value="24.3">
                <text:p>24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  <table:table-cell office:value-type="float" office:value="23.4">
                <text:p>23.4</text:p>
              </table:table-cell>
              <table:table-cell office:value-type="float" office:value="37.4">
                <text:p>37.4</text:p>
              </table:table-cell>
              <table:table-cell office:value-type="float" office:value="32.4">
                <text:p>32.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4.8">
                <text:p>64.8</text:p>
              </table:table-cell>
              <table:table-cell office:value-type="float" office:value="56">
                <text:p>56</text:p>
              </table:table-cell>
              <table:table-cell office:value-type="float" office:value="31.9">
                <text:p>31.9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67.7">
                <text:p>67.7</text:p>
              </table:table-cell>
              <table:table-cell office:value-type="float" office:value="50.8">
                <text:p>50.8</text:p>
              </table:table-cell>
              <table:table-cell office:value-type="float" office:value="37.7">
                <text:p>37.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36.4">
                <text:p>36.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62.3">
                <text:p>262.3</text:p>
              </table:table-cell>
              <table:table-cell office:value-type="float" office:value="174.4">
                <text:p>174.4</text:p>
              </table:table-cell>
              <table:table-cell office:value-type="float" office:value="58.1">
                <text:p>58.1</text:p>
              </table:table-cell>
              <table:table-cell office:value-type="float" office:value="53.1">
                <text:p>53.1</text:p>
              </table:table-cell>
              <table:table-cell office:value-type="float" office:value="53.1">
                <text:p>5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